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Linear_20_magenta_2f_green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1.55cm"/>
    </style:style>
    <style:style style:name="gr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179cm"/>
    </style:style>
    <style:style style:name="P1" style:family="paragraph">
      <style:paragraph-properties fo:text-align="center"/>
    </style:style>
    <style:style style:name="P2" style:family="paragraph">
      <style:text-properties fo:color="#00ffff" fo:font-size="18pt" style:font-size-asian="18pt" style:font-size-complex="18pt"/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5" style:family="paragraph">
      <style:paragraph-properties fo:text-align="center"/>
      <style:text-properties fo:color="#ffffff" fo:font-family="'Hiragino Maru Gothic Pro'" style:font-family-generic="swiss" style:font-pitch="variable" style:font-family-asian="'Hiragino Maru Gothic Pro'" style:font-family-generic-asian="swiss" style:font-pitch-asian="variable"/>
    </style:style>
    <style:style style:name="T1" style:family="text">
      <style:text-properties fo:color="#00ffff" fo:font-size="18pt" style:font-size-asian="18pt" style:font-size-complex="18pt"/>
    </style:style>
    <style:style style:name="T2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" style:family="text">
      <style:text-properties fo:color="#ffffff" fo:font-family="'Hiragino Maru Gothic Pro'" style:font-family-generic="swiss" style:font-pitch="variable" style:font-family-asian="'Hiragino Maru Gothic Pro'" style:font-family-generic-asian="swiss" style:font-pitch-asian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4" svg:width="17cm" svg:height="9.151cm" svg:x="1.651cm" svg:y="10.84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er4" svg:width="9.8cm" svg:height="0.962cm" svg:x="5.1cm" svg:y="14.8cm">
          <draw:text-box>
            <text:p><text:span text:style-name="T1">Programmed by Hiroshi Kimura.</text:span></text:p>
          </draw:text-box>
        </draw:frame>
        <draw:custom-shape draw:style-name="gr3" draw:text-style-name="P4" draw:layer="layout" svg:width="11.9cm" svg:height="3.8cm" svg:x="4.901cm" svg:y="11.7cm">
          <text:p text:style-name="P3"><text:span text:style-name="T2">Yet <text:s/>Another Typing Trainer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4" draw:text-style-name="P5" draw:layer="Layer4" svg:width="11.856cm" svg:height="1.521cm" svg:x="4.4cm" svg:y="16.179cm">
          <draw:text-box>
            <text:p text:style-name="P1"><text:span text:style-name="T3">Misc </text:span><text:span text:style-name="T3">メニューから </text:span><text:span text:style-name="T3">Contest </text:span><text:span text:style-name="T3">を選ぶと</text:span></text:p>
            <text:p text:style-name="P1"><text:span text:style-name="T3">オンラインコンテストに参加できます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3333" draw:end-color="#ffff66" draw:start-intensity="100%" draw:end-intensity="100%" draw:angle="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dc:date>2012-04-17T22:46:14</dc:date>
    <meta:generator>LibreOffice/3.5$MacOSX_x86 LibreOffice_project/281b639-6baa1d3-ef66a77-d866f25-f36d45f</meta:generator>
    <meta:editing-duration>PT8S</meta:editing-duration>
    <meta:editing-cycles>4</meta:editing-cycles>
    <meta:document-statistic meta:object-count="4"/>
  </office:meta>
</office:document-meta>
</file>